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7b4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7b4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7b4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7b4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7b4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7b4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7b4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7b4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7b4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7b4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7b4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7b4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7b4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7b4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7b4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7b4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7b4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isandro Jose Bello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6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5448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Lisandro Be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357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4.7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3" meta:non-whitespace-character-count="996"/>
    <meta:template xlink:type="simple" xlink:actuate="onRequest" xlink:title="Normal" xlink:href=""/>
  </office:meta>
</office:document-meta>
</file>